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531" officeooo:paragraph-rsid="00119531"/>
    </style:style>
    <style:style style:name="P2" style:family="paragraph" style:parent-style-name="Standard">
      <style:text-properties officeooo:rsid="00119531" officeooo:paragraph-rsid="00133139"/>
    </style:style>
    <style:style style:name="P3" style:family="paragraph" style:parent-style-name="Standard">
      <style:text-properties officeooo:rsid="00119531" officeooo:paragraph-rsid="0014d5d2"/>
    </style:style>
    <style:style style:name="P4" style:family="paragraph" style:parent-style-name="Standard">
      <style:text-properties officeooo:rsid="00133139" officeooo:paragraph-rsid="00133139"/>
    </style:style>
    <style:style style:name="P5" style:family="paragraph" style:parent-style-name="Standard">
      <style:text-properties officeooo:paragraph-rsid="00133139"/>
    </style:style>
    <style:style style:name="P6" style:family="paragraph" style:parent-style-name="Standard">
      <style:text-properties fo:color="#ff3333"/>
    </style:style>
    <style:style style:name="P7" style:family="paragraph" style:parent-style-name="Standard">
      <style:text-properties fo:color="#ff3333" officeooo:rsid="00119531" officeooo:paragraph-rsid="00119531"/>
    </style:style>
    <style:style style:name="P8" style:family="paragraph" style:parent-style-name="Standard">
      <style:text-properties officeooo:rsid="0014d5d2" officeooo:paragraph-rsid="0014d5d2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d5d2" officeooo:paragraph-rsid="0014d5d2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 fo:font-size="10pt" officeooo:rsid="00133139" style:font-size-asian="10pt"/>
    </style:style>
    <style:style style:name="T5" style:family="text">
      <style:text-properties fo:color="#000000" style:font-name="lucidatypewriter" fo:font-size="10pt" officeooo:rsid="0014d5d2" style:font-size-asian="10pt"/>
    </style:style>
    <style:style style:name="T6" style:family="text">
      <style:text-properties fo:color="#000000" style:text-position="sub 58%" style:font-name="lucidatypewriter" fo:font-size="10pt" style:font-size-asian="10pt"/>
    </style:style>
    <style:style style:name="T7" style:family="text">
      <style:text-properties fo:color="#0000ff" style:font-name="lucidatypewriter" fo:font-size="10pt" style:font-size-asian="10pt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228b22" style:font-name="lucidatypewriter" fo:font-size="10pt" officeooo:rsid="00133139" style:font-size-asian="10pt"/>
    </style:style>
    <style:style style:name="T10" style:family="text">
      <style:text-properties fo:color="#228b22" style:font-name="lucidatypewriter" fo:font-size="10pt" officeooo:rsid="0014d5d2" style:font-size-asian="10pt"/>
    </style:style>
    <style:style style:name="T11" style:family="text">
      <style:text-properties fo:color="#a020f0" style:font-name="lucidatypewriter" fo:font-size="10pt" style:font-size-asian="10pt"/>
    </style:style>
    <style:style style:name="T12" style:family="text">
      <style:text-properties style:font-name="lucidatypewriter" fo:font-size="10pt" style:font-size-asian="10pt"/>
    </style:style>
    <style:style style:name="T13" style:family="text">
      <style:text-properties style:font-name="lucidatypewriter" fo:font-size="10pt" officeooo:rsid="00133139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:</text:p>
      <text:p text:style-name="P1"/>
      <text:p text:style-name="P1">for supervised learning with a teaching signal (or a sample desired time-sequence):</text:p>
      <text:p text:style-name="P1"/>
      <text:p text:style-name="P7">// generate sparse density of reservoir, input and feedback matrices //</text:p>
      <text:p text:style-name="P1"><text:span text:style-name="T3">W</text:span><text:span text:style-name="T6">in</text:span><text:span text:style-name="T3"> = 2.0 * rand(res</text:span><text:span text:style-name="T4">ervoir</text:span><text:span text:style-name="T3">Size, 1+inSize)- 1.0;</text:span></text:p>
      <text:p text:style-name="Standard"><text:span text:style-name="T3">W</text:span><text:span text:style-name="T6">fb</text:span><text:span text:style-name="T3"> = 2.0 * rand(res</text:span><text:span text:style-name="T4">ervoir</text:span><text:span text:style-name="T3">Size, outSize)- 1.0;</text:span></text:p>
      <text:p text:style-name="Standard"><text:span text:style-name="T3"/></text:p>
      <text:p text:style-name="P6"><text:span text:style-name="T12">// </text:span><text:span text:style-name="T13">reservoir matrix should be generated with a definite spectral radius to avoid chaotic behavior in the reservoir//</text:span></text:p>
      <text:p text:style-name="P4"><text:span text:style-name="T4">c</text:span><text:span text:style-name="T3">onenctivity = min(10/reservoirSize, 1)</text:span></text:p>
      <text:p text:style-name="P4"><text:span text:style-name="T7">while</text:span><text:span text:style-name="T3"> success == 0</text:span></text:p>
      <text:p text:style-name="Standard"><text:span text:style-name="T3"><text:s text:c="4"/></text:span><text:span text:style-name="T8">% following block might fail, thus we repeat until we obtain a valid</text:span></text:p>
      <text:p text:style-name="Standard"><text:span text:style-name="T3"><text:s text:c="4"/></text:span><text:span text:style-name="T8">% internalWeights matrix</text:span></text:p>
      <text:p text:style-name="Standard"><text:span text:style-name="T3"><text:s text:c="4"/></text:span><text:span text:style-name="T7">try</text:span></text:p>
      <text:p text:style-name="Standard"><text:span text:style-name="T3"><text:s text:c="8"/>W = sprand(resSize, resSize, connectivity);</text:span></text:p>
      <text:p text:style-name="Standard"><text:span text:style-name="T3"><text:s text:c="8"/>W(W ~= 0) = </text:span><text:span text:style-name="T7">...</text:span></text:p>
      <text:p text:style-name="Standard"><text:span text:style-name="T3"><text:s text:c="12"/>W(W ~= 0) <text:s/>- 0.5;</text:span></text:p>
      <text:p text:style-name="Standard"><text:span text:style-name="T3"><text:s text:c="8"/>opts.disp = 0;</text:span></text:p>
      <text:p text:style-name="Standard"><text:span text:style-name="T3"><text:s text:c="8"/></text:span><text:span text:style-name="T5">alpha</text:span><text:span text:style-name="T3"> = max(abs(eigs(W,1, </text:span><text:span text:style-name="T11">'lm'</text:span><text:span text:style-name="T3">, opts)));</text:span></text:p>
      <text:p text:style-name="Standard"><text:span text:style-name="T3"><text:s text:c="8"/>W = W/</text:span><text:span text:style-name="T5">alpha</text:span><text:span text:style-name="T3">;</text:span></text:p>
      <text:p text:style-name="Standard"><text:span text:style-name="T3"><text:s text:c="8"/>success = 1 ;</text:span></text:p>
      <text:p text:style-name="Standard"><text:span text:style-name="T3"><text:s text:c="4"/></text:span><text:span text:style-name="T7">catch</text:span></text:p>
      <text:p text:style-name="Standard"><text:span text:style-name="T3"><text:s text:c="8"/>success = 0 ; </text:span></text:p>
      <text:p text:style-name="Standard"><text:span text:style-name="T3"><text:s text:c="4"/></text:span><text:span text:style-name="T7">end</text:span></text:p>
      <text:p text:style-name="Standard"><text:span text:style-name="T7">end</text:span></text:p>
      <text:p text:style-name="Standard"><text:span text:style-name="T3">W = full(W);</text:span></text:p>
      <text:p text:style-name="P5"><text:span text:style-name="T9">The above weight initializations are to make the reservoir exhibit a stable behavior, and this is not supported by any mathematical proof other than experimental success. </text:span></text:p>
      <text:p text:style-name="P8"><text:span text:style-name="T9">N</text:span><text:span text:style-name="T8">ote that in the above W calculation, spectral radius is not multiplied to W, as I have used it as an additional parameter below. In supervised learning setting, this should be multiplied to the resultant W as spec_radius*W.</text:span></text:p>
      <text:p text:style-name="Standard"><text:span text:style-name="T4"/></text:p>
      <text:p text:style-name="Standard"><text:span text:style-name="T4"/></text:p>
      <text:p text:style-name="P1"/>
      <text:p text:style-name="P5"><text:span text:style-name="T9">when the network is supplied with an input U, the output and state activations at each </text:span><text:span text:style-name="T10">instant</text:span><text:span text:style-name="T9"> of time should be calculated as: </text:span></text:p>
      <text:p text:style-name="P2"><text:span text:style-name="T4"/></text:p>
      <text:p text:style-name="P1">for each sample n:</text:p>
      <text:p text:style-name="P1"><text:tab/>x(n+1) = (1 – leak)*x(n) + tanh( W<text:span text:style-name="T2">in</text:span>*[1; U(n+1)] + spec_radius*W*x(n) + W<text:span text:style-name="T1">fb</text:span>*y(n) )</text:p>
      <text:p text:style-name="P1"><text:tab/>y(n+1) = W<text:span text:style-name="T1">out</text:span>*[1; U(n+1); x(n+1)]</text:p>
      <text:p text:style-name="P1"/>
      <text:p text:style-name="P3"><text:span text:style-name="T9">where Wout is the read-out neuron weight(the parameter to be learnt), leak is the leaking rate of the reservoir, spectral radius determines the type of signals that can be learnt by a given reservoir. i.e., fast changing signals or slow changing signals, usually this is set by a person based upon intuition.</text:span></text:p>
      <text:p text:style-name="P3"><text:span text:style-name="T9"/></text:p>
      <text:p text:style-name="P9"><text:span text:style-name="T9">T</text:span><text:span text:style-name="T8">raining the Network:</text:span></text:p>
      <text:p text:style-name="P9"><text:span text:style-name="T8"/></text:p>
      <text:p text:style-name="P3"><text:span text:style-name="T10">The supervised learning mechanism is very simple as given in the tutorial of ESN’s, and can learn any complex trajectory, given good values of “leak” and “spec_radius”</text:span><text:span text:style-name="T9"> </text:span></text:p>
      <text:p text:style-name="P3"><text:span text:style-name="T9"/></text:p>
      <text:p text:style-name="P3"><text:span text:style-name="T9">But, in optimization settings like </text:span><text:span text:style-name="T10">Genetic Algorithms, or Policy Gradient based reinforcement learning(instead of calculating an analytical gradient for the given cost function, it is estimated through trial and error by perturbing the policy-parameters(ESN parameters). MATLAB’s fmincon is also similar as it does not require gradient specification), both “leak” and “spectral radius” can be considered as extra variables along with the read-out weights Wout. All these parameters, Wout+leak+spec_radius, should be learnt to reduce a given policy-dependent co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1:51:42.209043893</meta:creation-date>
    <dc:date>2017-08-28T12:21:24.579106689</dc:date>
    <meta:editing-duration>PT9M19S</meta:editing-duration>
    <meta:editing-cycles>1</meta:editing-cycles>
    <meta:document-statistic meta:table-count="0" meta:image-count="0" meta:object-count="0" meta:page-count="1" meta:paragraph-count="33" meta:word-count="389" meta:character-count="2523" meta:non-whitespace-character-count="2070"/>
    <meta:generator>LibreOffice/5.1.6.2$Linux_X86_64 LibreOffice_project/10m0$Build-2</meta:generator>
  </office:meta>
</office:document-meta>
</file>